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1cm" svg:stroke-color="#33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33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Line_20_Style_20_9" svg:stroke-width="0.051cm" svg:stroke-color="#aea79f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stroke-dash="Ultrafine_20_2_20_Dots_20_3_20_Dashes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Line_20_Style_20_9" svg:stroke-width="0.051cm" svg:stroke-color="#3465a4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9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0.53cm" svg:height="1.865cm" svg:x="12.891cm" svg:y="10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3.144cm" svg:y1="12.11cm" svg:x2="13.144cm" svg:y2="13.126cm">
          <text:p/>
        </draw:line>
        <draw:line draw:style-name="gr3" draw:text-style-name="P1" draw:layer="layout" svg:x1="7.758cm" svg:y1="4.318cm" svg:x2="7.758cm" svg:y2="12.138cm">
          <text:p/>
        </draw:line>
        <draw:line draw:style-name="gr3" draw:text-style-name="P1" draw:layer="layout" svg:x1="18.934cm" svg:y1="4.318cm" svg:x2="18.934cm" svg:y2="12.138cm">
          <text:p/>
        </draw:line>
        <draw:line draw:style-name="gr3" draw:text-style-name="P1" draw:layer="layout" svg:x1="13.144cm" svg:y1="4.318cm" svg:x2="13.144cm" svg:y2="12.138cm">
          <text:p/>
        </draw:line>
        <draw:line draw:style-name="gr4" draw:text-style-name="P1" draw:layer="layout" svg:x1="18.92cm" svg:y1="10.968cm" svg:x2="7.758cm" svg:y2="11.476cm">
          <text:p/>
        </draw:line>
        <draw:line draw:style-name="gr4" draw:text-style-name="P1" draw:layer="layout" svg:x1="18.96cm" svg:y1="7.114cm" svg:x2="7.798cm" svg:y2="7.622cm">
          <text:p/>
        </draw:line>
        <draw:line draw:style-name="gr4" draw:text-style-name="P1" draw:layer="layout" svg:x1="7.747cm" svg:y1="7.684cm" svg:x2="18.922cm" svg:y2="8.081cm">
          <text:p/>
        </draw:line>
        <draw:line draw:style-name="gr4" draw:text-style-name="P1" draw:layer="layout" svg:x1="7.759cm" svg:y1="11.487cm" svg:x2="18.934cm" svg:y2="11.884cm">
          <text:p/>
        </draw:line>
        <draw:frame draw:style-name="gr5" draw:text-style-name="P2" draw:layer="layout" svg:width="5.334cm" svg:height="0.848cm" svg:x="7.758cm" svg:y="6.758cm">
          <draw:text-box>
            <text:p><text:span text:style-name="T1">getFile(hash[])</text:span></text:p>
          </draw:text-box>
        </draw:frame>
        <draw:frame draw:style-name="gr5" draw:text-style-name="P2" draw:layer="layout" svg:width="5.397cm" svg:height="0.848cm" svg:x="7.747cm" svg:y="7.658cm">
          <draw:text-box>
            <text:p><text:span text:style-name="T1">fd, block-metadata</text:span></text:p>
          </draw:text-box>
        </draw:frame>
        <draw:frame draw:style-name="gr5" draw:text-style-name="P2" draw:layer="layout" svg:width="5.767cm" svg:height="0.848cm" svg:x="13.167cm" svg:y="8.034cm">
          <draw:text-box>
            <text:p><text:span text:style-name="T1">RDMA/read</text:span></text:p>
          </draw:text-box>
        </draw:frame>
        <draw:line draw:style-name="gr2" draw:text-style-name="P1" draw:layer="layout" svg:x1="7.759cm" svg:y1="12.01cm" svg:x2="7.759cm" svg:y2="13.026cm">
          <text:p/>
        </draw:line>
        <draw:frame draw:style-name="gr5" draw:text-style-name="P2" draw:layer="layout" svg:width="5.767cm" svg:height="0.848cm" svg:x="13.168cm" svg:y="10.034cm">
          <draw:text-box>
            <text:p><text:span text:style-name="T1">RDMA/read</text:span></text:p>
          </draw:text-box>
        </draw:frame>
        <draw:frame draw:style-name="gr5" draw:text-style-name="P2" draw:layer="layout" svg:width="5.334cm" svg:height="0.848cm" svg:x="7.81cm" svg:y="10.642cm">
          <draw:text-box>
            <text:p><text:span text:style-name="T1">getBlock(fd, offset)</text:span></text:p>
          </draw:text-box>
        </draw:frame>
        <draw:frame draw:style-name="gr5" draw:text-style-name="P2" draw:layer="layout" svg:width="5.397cm" svg:height="0.848cm" svg:x="7.749cm" svg:y="11.458cm">
          <draw:text-box>
            <text:p><text:span text:style-name="T1">block-metadata</text:span></text:p>
          </draw:text-box>
        </draw:frame>
        <draw:frame draw:style-name="gr6" draw:text-style-name="P3" draw:layer="layout" svg:width="3.81cm" svg:height="1.445cm" svg:x="5.896cm" svg:y="2.888cm">
          <draw:text-box>
            <text:p text:style-name="P1"><text:span text:style-name="T1">Crail Namenode</text:span></text:p>
          </draw:text-box>
        </draw:frame>
        <draw:frame draw:style-name="gr6" draw:text-style-name="P3" draw:layer="layout" svg:width="4.742cm" svg:height="1.445cm" svg:x="10.776cm" svg:y="2.888cm">
          <draw:text-box>
            <text:p text:style-name="P1"><text:span text:style-name="T1">Crail Storage Node</text:span></text:p>
          </draw:text-box>
        </draw:frame>
        <draw:frame draw:style-name="gr6" draw:text-style-name="P3" draw:layer="layout" svg:width="3.018cm" svg:height="1.445cm" svg:x="17.402cm" svg:y="2.888cm">
          <draw:text-box>
            <text:p text:style-name="P1"><text:span text:style-name="T1">Crail Client</text:span></text:p>
          </draw:text-box>
        </draw:frame>
        <draw:line draw:style-name="gr4" draw:text-style-name="P1" draw:layer="layout" svg:x1="18.921cm" svg:y1="8.868cm" svg:x2="7.759cm" svg:y2="9.376cm">
          <text:p/>
        </draw:line>
        <draw:line draw:style-name="gr4" draw:text-style-name="P1" draw:layer="layout" svg:x1="7.76cm" svg:y1="9.387cm" svg:x2="18.935cm" svg:y2="9.784cm">
          <text:p/>
        </draw:line>
        <draw:frame draw:style-name="gr5" draw:text-style-name="P2" draw:layer="layout" svg:width="5.334cm" svg:height="0.848cm" svg:x="7.811cm" svg:y="8.542cm">
          <draw:text-box>
            <text:p><text:span text:style-name="T1">getBlock(fd, offset)</text:span></text:p>
          </draw:text-box>
        </draw:frame>
        <draw:frame draw:style-name="gr5" draw:text-style-name="P2" draw:layer="layout" svg:width="5.397cm" svg:height="0.848cm" svg:x="7.75cm" svg:y="9.358cm">
          <draw:text-box>
            <text:p><text:span text:style-name="T1">block-metadata</text:span></text:p>
          </draw:text-box>
        </draw:frame>
        <draw:line draw:style-name="gr2" draw:text-style-name="P1" draw:layer="layout" svg:x1="18.944cm" svg:y1="12.11cm" svg:x2="18.944cm" svg:y2="13.126cm">
          <text:p/>
        </draw:line>
        <draw:line draw:style-name="gr4" draw:text-style-name="P1" draw:layer="layout" svg:x1="18.961cm" svg:y1="4.762cm" svg:x2="7.799cm" svg:y2="5.27cm">
          <text:p/>
        </draw:line>
        <draw:line draw:style-name="gr4" draw:text-style-name="P1" draw:layer="layout" svg:x1="7.748cm" svg:y1="5.332cm" svg:x2="18.923cm" svg:y2="5.729cm">
          <text:p/>
        </draw:line>
        <draw:line draw:style-name="gr7" draw:text-style-name="P1" draw:layer="layout" svg:x1="18.936cm" svg:y1="5.852cm" svg:x2="13.146cm" svg:y2="6.115cm">
          <text:p/>
        </draw:line>
        <draw:frame draw:style-name="gr5" draw:text-style-name="P2" draw:layer="layout" svg:width="5.767cm" svg:height="0.848cm" svg:x="13.168cm" svg:y="5.434cm">
          <draw:text-box>
            <text:p><text:span text:style-name="T1">RDMA/write</text:span></text:p>
          </draw:text-box>
        </draw:frame>
        <draw:frame draw:style-name="gr8" draw:text-style-name="P2" draw:layer="layout" svg:width="5.334cm" svg:height="0.848cm" svg:x="7.758cm" svg:y="4.458cm">
          <draw:text-box>
            <text:p><text:span text:style-name="T1">createFile(hash[])</text:span></text:p>
          </draw:text-box>
        </draw:frame>
        <draw:frame draw:style-name="gr5" draw:text-style-name="P2" draw:layer="layout" svg:width="5.397cm" svg:height="0.848cm" svg:x="7.748cm" svg:y="5.358cm">
          <draw:text-box>
            <text:p><text:span text:style-name="T1">fd, block-metadata</text:span></text:p>
          </draw:text-box>
        </draw:frame>
        <draw:custom-shape draw:style-name="gr9" draw:text-style-name="P1" draw:layer="layout" svg:width="0.53cm" svg:height="1.303cm" svg:x="12.89cm" svg:y="10.8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3cm" svg:height="1.303cm" svg:x="18.658cm" svg:y="11.37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3cm" svg:height="1.303cm" svg:x="18.68cm" svg:y="9.3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53cm" svg:height="1.303cm" svg:x="12.891cm" svg:y="8.735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3.144cm" svg:y1="12.068cm" svg:x2="18.925cm" svg:y2="12.576cm">
          <text:p/>
        </draw:line>
        <draw:line draw:style-name="gr7" draw:text-style-name="P1" draw:layer="layout" svg:x1="13.145cm" svg:y1="10.068cm" svg:x2="18.926cm" svg:y2="10.576cm">
          <text:p/>
        </draw:line>
        <draw:line draw:style-name="gr7" draw:text-style-name="P1" draw:layer="layout" svg:x1="18.935cm" svg:y1="8.505cm" svg:x2="13.145cm" svg:y2="8.768cm">
          <text:p/>
        </draw:line>
        <draw:line draw:style-name="gr7" draw:text-style-name="P1" draw:layer="layout" svg:x1="18.934cm" svg:y1="10.605cm" svg:x2="13.144cm" svg:y2="10.868cm">
          <text:p/>
        </draw:line>
        <draw:line draw:style-name="gr7" draw:text-style-name="P1" draw:layer="layout" svg:x1="13.168cm" svg:y1="6.206cm" svg:x2="18.934cm" svg:y2="6.41cm">
          <text:p/>
        </draw:line>
        <draw:line draw:style-name="gr10" draw:text-style-name="P4" draw:layer="layout" svg:x1="12.891cm" svg:y1="12.346cm" svg:x2="11.938cm" svg:y2="12.6cm">
          <text:p/>
        </draw:line>
        <draw:frame draw:style-name="gr5" draw:text-style-name="P2" draw:layer="layout" svg:width="1.778cm" svg:height="0.848cm" svg:x="10.16cm" svg:y="12.16cm">
          <draw:text-box>
            <text:p><text:span text:style-name="T1">block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_35_" draw:display-name="5" svg:viewBox="0 0 0 0" svg:d="M0 0"/>
    <draw:marker draw:name="Arrow" svg:viewBox="0 0 20 30" svg:d="M10 0l-10 30h20z"/>
    <draw:marker draw:name="Arrowheads_20_1" draw:display-name="Arrowheads 1" svg:viewBox="0 0 1131 902" svg:d="M564 0l-564 902h1131z"/>
    <draw:marker draw:name="Arrowheads_20_10" draw:display-name="Arrowheads 10" svg:viewBox="0 0 10 10" svg:d="M0 0h10v10h-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8" draw:display-name="Arrowheads 8" svg:viewBox="0 0 1013 1130" svg:d="M1009 1050l-449-1008-22-30-29-12-34 12-21 26-449 1012-5 13v8l5 21 12 21 17 13 21 4h903l21-4 21-13 9-21 4-21v-8z"/>
    <draw:marker draw:name="Arrowheads_20_9" draw:display-name="Arrowheads 9" svg:viewBox="0 0 1131 2256" svg:d="M1127 2120l-449-2006-9-42-25-39-38-25-38-8-43 8-38 25-25 39-9 42-449 2006v13l-4 9 9 42 25 38 38 25 42 9h903l42-9 38-25 26-38 8-42v-9z"/>
    <draw:stroke-dash draw:name="Dashed_20__28_var_29__20_6" draw:display-name="Dashed (var) 6" draw:style="rect" draw:dots1="1" draw:dots1-length="0.051cm" draw:distance="0.051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7-20T16:17:31.162671310</dc:date>
    <meta:editing-duration>P1DT6H14M25S</meta:editing-duration>
    <meta:editing-cycles>320</meta:editing-cycles>
    <meta:generator>LibreOffice/4.2.8.2$Linux_X86_64 LibreOffice_project/420m0$Build-2</meta:generator>
    <meta:document-statistic meta:object-count="65"/>
  </office:meta>
</office:document-meta>
</file>